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23e9b" officeooo:paragraph-rsid="00123e9b"/>
    </style:style>
    <style:style style:name="P3" style:family="paragraph" style:parent-style-name="Standard">
      <style:paragraph-properties fo:text-align="start" style:justify-single-word="false"/>
      <style:text-properties officeooo:rsid="00123e9b" officeooo:paragraph-rsid="0013d391"/>
    </style:style>
    <style:style style:name="P4" style:family="paragraph" style:parent-style-name="Standard">
      <style:paragraph-properties fo:text-align="center" style:justify-single-word="false"/>
      <style:text-properties officeooo:rsid="00123e9b" officeooo:paragraph-rsid="00123e9b"/>
    </style:style>
    <style:style style:name="P5" style:family="paragraph" style:parent-style-name="Standard">
      <style:paragraph-properties fo:text-align="start" style:justify-single-word="false"/>
      <style:text-properties officeooo:rsid="0013d391" officeooo:paragraph-rsid="0013d391"/>
    </style:style>
    <style:style style:name="P6" style:family="paragraph" style:parent-style-name="Standard">
      <style:paragraph-properties fo:text-align="start" style:justify-single-word="false"/>
      <style:text-properties officeooo:rsid="0013d391" officeooo:paragraph-rsid="0016fc76"/>
    </style:style>
    <style:style style:name="P7" style:family="paragraph" style:parent-style-name="Standard">
      <style:paragraph-properties fo:text-align="start" style:justify-single-word="false"/>
      <style:text-properties officeooo:rsid="0015de4c" officeooo:paragraph-rsid="0015de4c"/>
    </style:style>
    <style:style style:name="P8"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9"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10"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11"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12"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13" style:family="paragraph" style:parent-style-name="Standard">
      <style:paragraph-properties fo:text-align="start" style:justify-single-word="false"/>
      <style:text-properties officeooo:rsid="0020ba64" officeooo:paragraph-rsid="0020ba64"/>
    </style:style>
    <style:style style:name="P14" style:family="paragraph" style:parent-style-name="Standard">
      <style:paragraph-properties fo:text-align="start" style:justify-single-word="false"/>
      <style:text-properties style:text-underline-style="none" officeooo:rsid="00237820" officeooo:paragraph-rsid="00237820"/>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16" style:family="paragraph" style:parent-style-name="Standard">
      <style:paragraph-properties fo:text-align="start" style:justify-single-word="false" fo:break-before="page"/>
      <style:text-properties style:text-underline-style="none" officeooo:rsid="00237820" officeooo:paragraph-rsid="00237820"/>
    </style:style>
    <style:style style:name="P17" style:family="paragraph" style:parent-style-name="Standard" style:list-style-name="L1">
      <style:paragraph-properties fo:text-align="start" style:justify-single-word="false"/>
      <style:text-properties officeooo:rsid="00123e9b" officeooo:paragraph-rsid="00123e9b"/>
    </style:style>
    <style:style style:name="P18" style:family="paragraph" style:parent-style-name="Standard" style:list-style-name="L2">
      <style:paragraph-properties fo:text-align="start" style:justify-single-word="false"/>
      <style:text-properties officeooo:rsid="00123e9b" officeooo:paragraph-rsid="00123e9b"/>
    </style:style>
    <style:style style:name="P19" style:family="paragraph" style:parent-style-name="Standard" style:list-style-name="L3">
      <style:paragraph-properties fo:text-align="start" style:justify-single-word="false"/>
      <style:text-properties officeooo:rsid="00123e9b" officeooo:paragraph-rsid="00123e9b"/>
    </style:style>
    <style:style style:name="P20" style:family="paragraph" style:parent-style-name="Standard" style:list-style-name="L4">
      <style:paragraph-properties fo:text-align="start" style:justify-single-word="false"/>
      <style:text-properties officeooo:rsid="00123e9b" officeooo:paragraph-rsid="00123e9b"/>
    </style:style>
    <style:style style:name="P21" style:family="paragraph" style:parent-style-name="Standard" style:list-style-name="L5">
      <style:paragraph-properties fo:text-align="start" style:justify-single-word="false"/>
      <style:text-properties officeooo:rsid="00123e9b" officeooo:paragraph-rsid="00123e9b"/>
    </style:style>
    <style:style style:name="P22" style:family="paragraph" style:parent-style-name="Standard" style:list-style-name="L6">
      <style:paragraph-properties fo:text-align="start" style:justify-single-word="false"/>
      <style:text-properties officeooo:rsid="00123e9b" officeooo:paragraph-rsid="00123e9b"/>
    </style:style>
    <style:style style:name="P23" style:family="paragraph" style:parent-style-name="Standard">
      <style:paragraph-properties fo:text-align="start" style:justify-single-word="false"/>
      <style:text-properties officeooo:rsid="00123e9b" officeooo:paragraph-rsid="00116a61"/>
    </style:style>
    <style:style style:name="P24" style:family="paragraph" style:parent-style-name="Standard" style:list-style-name="L7">
      <style:paragraph-properties fo:text-align="start" style:justify-single-word="false"/>
      <style:text-properties officeooo:rsid="0013d391" officeooo:paragraph-rsid="0013d391"/>
    </style:style>
    <style:style style:name="P25" style:family="paragraph" style:parent-style-name="Standard" style:list-style-name="L8">
      <style:paragraph-properties fo:text-align="start" style:justify-single-word="false"/>
      <style:text-properties officeooo:rsid="0013d391" officeooo:paragraph-rsid="0013d391"/>
    </style:style>
    <style:style style:name="P26" style:family="paragraph" style:parent-style-name="Standard" style:list-style-name="L9">
      <style:paragraph-properties fo:text-align="start" style:justify-single-word="false"/>
      <style:text-properties officeooo:rsid="0013d391" officeooo:paragraph-rsid="0013d391"/>
    </style:style>
    <style:style style:name="P27" style:family="paragraph" style:parent-style-name="Standard" style:list-style-name="L13">
      <style:paragraph-properties fo:text-align="start" style:justify-single-word="false"/>
      <style:text-properties officeooo:rsid="0013d391" officeooo:paragraph-rsid="00183525"/>
    </style:style>
    <style:style style:name="P28" style:family="paragraph" style:parent-style-name="Standard">
      <style:paragraph-properties fo:text-align="start" style:justify-single-word="false"/>
      <style:text-properties officeooo:rsid="0016fc76" officeooo:paragraph-rsid="0016fc76"/>
    </style:style>
    <style:style style:name="P29" style:family="paragraph" style:parent-style-name="Standard" style:list-style-name="L9">
      <style:paragraph-properties fo:text-align="start" style:justify-single-word="false"/>
      <style:text-properties officeooo:rsid="00148ab7" officeooo:paragraph-rsid="00148ab7"/>
    </style:style>
    <style:style style:name="P30" style:family="paragraph" style:parent-style-name="Standard" style:list-style-name="L13">
      <style:paragraph-properties fo:text-align="start" style:justify-single-word="false"/>
      <style:text-properties officeooo:rsid="00148ab7" officeooo:paragraph-rsid="00183525"/>
    </style:style>
    <style:style style:name="P31" style:family="paragraph" style:parent-style-name="Standard" style:list-style-name="L13">
      <style:paragraph-properties fo:text-align="start" style:justify-single-word="false"/>
      <style:text-properties officeooo:rsid="00148ab7" officeooo:paragraph-rsid="0018667b"/>
    </style:style>
    <style:style style:name="P32" style:family="paragraph" style:parent-style-name="Standard" style:list-style-name="L10">
      <style:paragraph-properties fo:text-align="start" style:justify-single-word="false"/>
      <style:text-properties officeooo:rsid="0015de4c" officeooo:paragraph-rsid="0015de4c"/>
    </style:style>
    <style:style style:name="P33" style:family="paragraph" style:parent-style-name="Standard" style:list-style-name="L11">
      <style:paragraph-properties fo:text-align="start" style:justify-single-word="false"/>
      <style:text-properties officeooo:rsid="0015de4c" officeooo:paragraph-rsid="0015de4c"/>
    </style:style>
    <style:style style:name="P34" style:family="paragraph" style:parent-style-name="Standard" style:list-style-name="L13">
      <style:paragraph-properties fo:text-align="start" style:justify-single-word="false"/>
      <style:text-properties officeooo:rsid="0015de4c" officeooo:paragraph-rsid="00183525"/>
    </style:style>
    <style:style style:name="P35" style:family="paragraph" style:parent-style-name="Standard" style:list-style-name="L13">
      <style:paragraph-properties fo:text-align="start" style:justify-single-word="false"/>
      <style:text-properties officeooo:rsid="0015de4c" officeooo:paragraph-rsid="0018667b"/>
    </style:style>
    <style:style style:name="P36" style:family="paragraph" style:parent-style-name="Standard">
      <style:paragraph-properties fo:text-align="start" style:justify-single-word="false"/>
      <style:text-properties fo:font-style="normal" officeooo:rsid="0015de4c" officeooo:paragraph-rsid="0015de4c" style:font-style-asian="normal" style:font-style-complex="normal"/>
    </style:style>
    <style:style style:name="P37" style:family="paragraph" style:parent-style-name="Standard" style:list-style-name="L12">
      <style:paragraph-properties fo:text-align="start" style:justify-single-word="false"/>
      <style:text-properties fo:font-style="normal" officeooo:rsid="0015de4c" officeooo:paragraph-rsid="0015de4c" style:font-style-asian="normal" style:font-style-complex="normal"/>
    </style:style>
    <style:style style:name="P38" style:family="paragraph" style:parent-style-name="Standard" style:list-style-name="L13">
      <style:paragraph-properties fo:text-align="start" style:justify-single-word="false"/>
      <style:text-properties fo:font-style="normal" officeooo:rsid="0015de4c" officeooo:paragraph-rsid="0018667b" style:font-style-asian="normal" style:font-style-complex="normal"/>
    </style:style>
    <style:style style:name="P39" style:family="paragraph" style:parent-style-name="Standard">
      <style:paragraph-properties fo:text-align="start" style:justify-single-word="false"/>
      <style:text-properties fo:font-style="normal" officeooo:rsid="0015de4c" officeooo:paragraph-rsid="00183525" style:font-style-asian="normal" style:font-style-complex="normal"/>
    </style:style>
    <style:style style:name="P40" style:family="paragraph" style:parent-style-name="Standard">
      <style:paragraph-properties fo:text-align="start" style:justify-single-word="false"/>
      <style:text-properties fo:font-style="normal" officeooo:rsid="0016fc76" officeooo:paragraph-rsid="0016fc76" style:font-style-asian="normal" style:font-style-complex="normal"/>
    </style:style>
    <style:style style:name="P41" style:family="paragraph" style:parent-style-name="Standard">
      <style:paragraph-properties fo:text-align="start" style:justify-single-word="false"/>
      <style:text-properties fo:font-style="normal" officeooo:rsid="0018667b" officeooo:paragraph-rsid="0018667b" style:font-style-asian="normal" style:font-style-complex="normal"/>
    </style:style>
    <style:style style:name="P42" style:family="paragraph" style:parent-style-name="Standard" style:list-style-name="L13">
      <style:paragraph-properties fo:text-align="start" style:justify-single-word="false"/>
      <style:text-properties fo:font-style="normal" officeooo:rsid="00148ab7" officeooo:paragraph-rsid="0018667b" style:font-style-asian="normal" style:font-style-complex="normal"/>
    </style:style>
    <style:style style:name="P43" style:family="paragraph" style:parent-style-name="Standard">
      <style:paragraph-properties fo:text-align="start" style:justify-single-word="false"/>
      <style:text-properties fo:font-style="normal" officeooo:rsid="001de290" officeooo:paragraph-rsid="001f3306" style:font-style-asian="normal" style:font-style-complex="normal"/>
    </style:style>
    <style:style style:name="P44" style:family="paragraph" style:parent-style-name="Standard">
      <style:paragraph-properties fo:text-align="start" style:justify-single-word="false"/>
      <style:text-properties fo:font-style="normal" officeooo:rsid="001de290" officeooo:paragraph-rsid="001de290" style:font-style-asian="normal" style:font-style-complex="normal"/>
    </style:style>
    <style:style style:name="P45" style:family="paragraph" style:parent-style-name="Standard">
      <style:paragraph-properties fo:text-align="start" style:justify-single-word="false"/>
      <style:text-properties fo:font-style="normal" officeooo:rsid="001f91ad" officeooo:paragraph-rsid="001de290" style:font-style-asian="normal" style:font-style-complex="normal"/>
    </style:style>
    <style:style style:name="P46" style:family="paragraph" style:parent-style-name="Standard" style:list-style-name="L14">
      <style:paragraph-properties fo:text-align="start" style:justify-single-word="false"/>
      <style:text-properties fo:font-style="normal" officeooo:rsid="0020ba64" officeooo:paragraph-rsid="0020ba64" style:font-style-asian="normal" style:font-style-complex="normal"/>
    </style:style>
    <style:style style:name="P47" style:family="paragraph" style:parent-style-name="Standard">
      <style:paragraph-properties fo:text-align="start" style:justify-single-word="false"/>
      <style:text-properties fo:font-style="normal" officeooo:rsid="0020ba64" officeooo:paragraph-rsid="0020ba64" style:font-style-asian="normal" style:font-style-complex="normal"/>
    </style:style>
    <style:style style:name="P48" style:family="paragraph" style:parent-style-name="Standard">
      <style:paragraph-properties fo:text-align="start" style:justify-single-word="false"/>
      <style:text-properties fo:font-style="normal" style:text-underline-style="solid" style:text-underline-width="auto" style:text-underline-color="font-color" officeooo:rsid="0015de4c" officeooo:paragraph-rsid="0015de4c" style:font-style-asian="normal" style:font-style-complex="normal"/>
    </style:style>
    <style:style style:name="P49" style:family="paragraph" style:parent-style-name="Standard" style:list-style-name="L15">
      <style:paragraph-properties fo:text-align="start" style:justify-single-word="false"/>
      <style:text-properties fo:font-style="normal" style:text-underline-style="none" officeooo:rsid="0015de4c" officeooo:paragraph-rsid="0020ba64"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20ba64" officeooo:paragraph-rsid="0020ba64"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22af18" officeooo:paragraph-rsid="002220d0"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237820" officeooo:paragraph-rsid="00237820" style:font-style-asian="normal" style:font-style-complex="normal"/>
    </style:style>
    <style:style style:name="P53" style:family="paragraph" style:parent-style-name="Standard" style:list-style-name="L13">
      <style:paragraph-properties fo:text-align="start" style:justify-single-word="false"/>
      <style:text-properties fo:font-style="italic" officeooo:rsid="00183525" officeooo:paragraph-rsid="00183525" style:font-style-asian="italic" style:font-style-complex="italic"/>
    </style:style>
    <style:style style:name="P54" style:family="paragraph" style:parent-style-name="Standard" style:list-style-name="L13">
      <style:paragraph-properties fo:text-align="start" style:justify-single-word="false"/>
      <style:text-properties fo:font-style="italic" officeooo:rsid="0013d391" officeooo:paragraph-rsid="00183525" style:font-style-asian="italic" style:font-style-complex="italic"/>
    </style:style>
    <style:style style:name="P55" style:family="paragraph" style:parent-style-name="Standard" style:list-style-name="L13">
      <style:paragraph-properties fo:text-align="start" style:justify-single-word="false"/>
      <style:text-properties fo:font-style="italic" officeooo:rsid="0013d391" officeooo:paragraph-rsid="0018667b" style:font-style-asian="italic" style:font-style-complex="italic"/>
    </style:style>
    <style:style style:name="P56" style:family="paragraph" style:parent-style-name="Standard" style:list-style-name="L13">
      <style:paragraph-properties fo:text-align="start" style:justify-single-word="false"/>
      <style:text-properties fo:font-style="italic" officeooo:rsid="00148ab7" officeooo:paragraph-rsid="00183525" style:font-style-asian="italic" style:font-style-complex="italic"/>
    </style:style>
    <style:style style:name="P57" style:family="paragraph" style:parent-style-name="Standard" style:list-style-name="L15">
      <style:paragraph-properties fo:text-align="start" style:justify-single-word="false"/>
      <style:text-properties style:text-underline-style="none" officeooo:rsid="0020ba64" officeooo:paragraph-rsid="0020ba64"/>
    </style:style>
    <style:style style:name="P58" style:family="paragraph" style:parent-style-name="Standard" style:list-style-name="L15">
      <style:paragraph-properties fo:text-align="start" style:justify-single-word="false"/>
      <style:text-properties style:text-underline-style="none" officeooo:rsid="0020ba64" officeooo:paragraph-rsid="002220d0"/>
    </style:style>
    <style:style style:name="P59" style:family="paragraph" style:parent-style-name="Standard" style:list-style-name="L15">
      <style:paragraph-properties fo:text-align="start" style:justify-single-word="false"/>
      <style:text-properties style:text-underline-style="none" officeooo:rsid="002220d0" officeooo:paragraph-rsid="002220d0"/>
    </style:style>
    <style:style style:name="P60" style:family="paragraph" style:parent-style-name="Standard">
      <style:paragraph-properties fo:text-align="start" style:justify-single-word="false"/>
      <style:text-properties officeooo:rsid="00116a61" officeooo:paragraph-rsid="00116a61"/>
    </style:style>
    <style:style style:name="P61" style:family="paragraph" style:parent-style-name="Standard">
      <style:paragraph-properties fo:text-align="start" style:justify-single-word="false"/>
      <style:text-properties officeooo:rsid="00255292" officeooo:paragraph-rsid="00255292"/>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officeooo:rsid="001bfcec"/>
    </style:style>
    <style:style style:name="T18" style:family="text">
      <style:text-properties officeooo:rsid="001de290"/>
    </style:style>
    <style:style style:name="T19" style:family="text">
      <style:text-properties officeooo:rsid="001f33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C analysis summary</text:p>
      <text:p text:style-name="P4">all at FWE p&lt;0.05</text:p>
      <text:p text:style-name="P60"/>
      <text:p text:style-name="P61">How does ISC change as familiarity increases, and as a function of music/lyrics.</text:p>
      <text:p text:style-name="P23"/>
      <text:p text:style-name="P2">Are there session effects? F-stat: main effect of S1/S2</text:p>
      <text:list xml:id="list143878849" text:style-name="L1">
        <text:list-item>
          <text:p text:style-name="P17">Yes, strong ISC in auditory cortex</text:p>
        </text:list-item>
      </text:list>
      <text:p text:style-name="P2">Is there a learning effect? F-stat: main effect of TBL/UL</text:p>
      <text:list xml:id="list472041101" text:style-name="L2">
        <text:list-item>
          <text:p text:style-name="P18">No</text:p>
        </text:list-item>
      </text:list>
      <text:p text:style-name="P2">Is there a session x learning interaction? F-stat: TBL/UL x S1/S2</text:p>
      <text:list xml:id="list1093845287" text:style-name="L3">
        <text:list-item>
          <text:p text:style-name="P19">No</text:p>
        </text:list-item>
      </text:list>
      <text:p text:style-name="P2"/>
      <text:p text:style-name="P2">There is no learning effect, but something is driving an effect by sessions.</text:p>
      <text:p text:style-name="P2">Could this effect be driven by song type?</text:p>
      <text:p text:style-name="P2"/>
      <text:p text:style-name="P2">Is there a main effect of song type? F-Stat: main effect of a/i/s/w</text:p>
      <text:list xml:id="list2594073494" text:style-name="L4">
        <text:list-item>
          <text:p text:style-name="P20">Yes, strong ISC in auditory cortex as well as some motor cortex, some midline, anterior cingulate, and some PFC (-25, 52, 37)</text:p>
        </text:list-item>
      </text:list>
      <text:p text:style-name="P2">Is there a session x song type interaction? F-stat S1/S2 x aisw</text:p>
      <text:list xml:id="list3617064605" text:style-name="L5">
        <text:list-item>
          <text:p text:style-name="P21">Yes, small cluster in PFC, motor areas</text:p>
        </text:list-item>
      </text:list>
      <text:p text:style-name="P2">Is there a learning x song type interaction? F-stat: TBL/UL x aisw</text:p>
      <text:list xml:id="list2470302857" text:style-name="L6">
        <text:list-item>
          <text:p text:style-name="P22">No</text:p>
        </text:list-item>
      </text:list>
      <text:p text:style-name="P2"/>
      <text:p text:style-name="P2">There really is no learning effect, but there is something happening across sessions that is being driven by the type of song. </text:p>
      <text:p text:style-name="P2">Let’s investigate these differences in song type further. </text:p>
      <text:p text:style-name="P2"/>
      <text:p text:style-name="P2"><text:span text:style-name="T2">Hypothesis 1</text:span>: Based on previous research, (Leah’s thesis, Taken work) we should see more ISC to spoken stimuli than to <text:span text:style-name="T1">the other</text:span> music. <text:s/></text:p>
      <text:list xml:id="list932724520" text:style-name="L7">
        <text:list-item>
          <text:p text:style-name="P24">T stat: S- A/I/W+ - no sig. </text:p>
        </text:list-item>
        <text:list-item>
          <text:p text:style-name="P24">T stat: S+ A/I/W- - lots significant: lots significant: auditory cortex, premotor, anterior cingulate, inferior frontal, PFC</text:p>
        </text:list-item>
      </text:list>
      <text:p text:style-name="P5"/>
      <text:p text:style-name="P5">Ok, so there is something in the spoken words that is different than the other stimuli that include music.</text:p>
      <text:p text:style-name="P3"/>
      <text:p text:style-name="P3">Starting with the ‘purest’ stimuli: spoken vs. instrumental</text:p>
      <text:list xml:id="list2149694133" text:style-name="L8">
        <text:list-item>
          <text:p text:style-name="P25">T stat: <text:s/>S- I+ - no sig. </text:p>
        </text:list-item>
        <text:list-item>
          <text:p text:style-name="P25">T stat: S+ I- <text:s/>- lots significant: auditory cortex, premotor, anterior cingulate, inferior frontal, PFC</text:p>
        </text:list-item>
        <text:list-item>
          <text:p text:style-name="P25">In agreement with H1 we see more ISC to spoken than to instrumental music</text:p>
        </text:list-item>
        <text:list-item>
          <text:p text:style-name="P25">It sort of looks like the S+ A/I/W- contrast was driven by S and I. But let’s look closer.</text:p>
        </text:list-item>
      </text:list>
      <text:p text:style-name="P5"/>
      <text:p text:style-name="P5">What happens when we start adding music and lyrics together? </text:p>
      <text:p text:style-name="P28">Hypothesis 1a: Intuitively, I think that there will be more ISC with more information (i.e. with music AND lyrics).</text:p>
      <text:p text:style-name="P6">Do we see more ISC to a capella and to whole songs than to spoken? <text:s/></text:p>
      <text:list xml:id="list1593713839" text:style-name="L9">
        <text:list-item>
          <text:p text:style-name="P26">T stat: S<text:span text:style-name="T3">- A+ <text:s/>no sig.</text:span></text:p>
        </text:list-item>
        <text:list-item>
          <text:p text:style-name="P29">T stat: S+ A- <text:s/>lots significant: <text:s/>PFC, posterior cingulate, motor, small auditory – more defined and mostly left</text:p>
        </text:list-item>
        <text:list-item>
          <text:p text:style-name="P29"><text:soft-page-break/>T stat: S- W+ no sig</text:p>
        </text:list-item>
        <text:list-item>
          <text:p text:style-name="P29">T stat: S+ W- lots significant: more diffuse auditory, PFC, mid cingulate?, small motor</text:p>
        </text:list-item>
      </text:list>
      <text:p text:style-name="P7"/>
      <text:p text:style-name="P7">No, spoken is still driving stronger ISC than any of the songs with music, regardless of whether they have lyrics or not. </text:p>
      <text:p text:style-name="P7"/>
      <text:p text:style-name="P7">Is there a difference between the a capella and whole songs? (music + lyrics)</text:p>
      <text:list xml:id="list2578514409" text:style-name="L10">
        <text:list-item>
          <text:p text:style-name="P32">T stat: A+ W- there is more left auditory ISC to a capella songs than to whole songs</text:p>
        </text:list-item>
        <text:list-item>
          <text:p text:style-name="P32">T stat: A- W+ there are a few voxels in motor that come out as having more ISC to whole than to a capella.</text:p>
        </text:list-item>
      </text:list>
      <text:p text:style-name="P7"/>
      <text:p text:style-name="P7">How does the instrumental songs compare to the other stim with music?</text:p>
      <text:list xml:id="list4170601684" text:style-name="L11">
        <text:list-item>
          <text:p text:style-name="P33">T stat: I+ A- no sig</text:p>
        </text:list-item>
        <text:list-item>
          <text:p text:style-name="P33">T stat: I- A+ more significant in auditory cortex</text:p>
        </text:list-item>
        <text:list-item>
          <text:p text:style-name="P33">T stat I+ W- no sig</text:p>
        </text:list-item>
        <text:list-item>
          <text:p text:style-name="P33">T stat I- W+ some significant in auditory cortex, but ‘speckles’</text:p>
        </text:list-item>
      </text:list>
      <text:list xml:id="list94927871882625" text:continue-list="list2578514409" text:style-name="L10">
        <text:list-header>
          <text:p text:style-name="P32"/>
        </text:list-header>
      </text:list>
      <text:p text:style-name="P9">Maybe, there is a difference based on ROI? NEXT STEP</text:p>
      <text:p text:style-name="P9">Look at motor, auditory, and frontal ROIs for these same contrasts. How do these patterns hold?</text:p>
      <text:p text:style-name="P36"/>
      <text:p text:style-name="P48">Before we go to the ROI approach, let’s tease apart the instrument effects completely. </text:p>
      <text:p text:style-name="P36">Right now we know:</text:p>
      <text:list xml:id="list1817352229" text:style-name="L12">
        <text:list-item>
          <text:p text:style-name="P37">Spoken stimuli create more ISC than the other three types of stimuli S &gt; AIW</text:p>
        </text:list-item>
        <text:list-item>
          <text:p text:style-name="P37">A capella stimuli create slightly more ISC than whole songs in auditory cortex (maybe whole produces more in motor, but need ROI analysis to pull this out – on hold for now) A&gt;W</text:p>
        </text:list-item>
        <text:list-item>
          <text:p text:style-name="P37">instrumental does not produce more ISC than a capella and whole songs AW &gt;I</text:p>
        </text:list-item>
      </text:list>
      <text:p text:style-name="P36"/>
      <text:p text:style-name="P8"><text:span text:style-name="T4">So, in auditory cortex (and </text:span><text:span text:style-name="T12">some </text:span><text:span text:style-name="T4">frontal) – S&gt;A&gt;W&gt;I (this might look different in motor cortex...)</text:span></text:p>
      <text:p text:style-name="P40">This is counter-intuitive. Music (at least in auditory and frontal cortices) does not drive synchrony. It is all driven by the lyrics. Any information beyond lyrics creates a reduction in ISC.</text:p>
      <text:p text:style-name="P36"/>
      <text:p text:style-name="P10"><text:span text:style-name="T4">But, this is across both sessions, and we </text:span><text:span text:style-name="T16">know there is a session effect.</text:span><text:span text:style-name="T4"> How does this pattern look in each session and as a comparison between sessions? </text:span></text:p>
      <text:p text:style-name="P36"/>
      <text:p text:style-name="P40">Is this pattern (S&gt;A&gt;W&gt;I) consistent across sessions?</text:p>
      <text:p text:style-name="P40"/>
      <text:p text:style-name="P10"><text:span text:style-name="T16">Hypothesis 2</text:span><text:span text:style-name="T4">: Knowing that there are generally reductions with repetitions we hypothesize that the pattern will hold, but be reduced in Session 2. </text:span></text:p>
      <text:p text:style-name="P41">Session1 – Session 2</text:p>
      <text:list xml:id="list3236632826" text:style-name="L13">
        <text:list-item>
          <text:p text:style-name="P53"><text:span text:style-name="T4">S1-S2: </text:span><text:span text:style-name="T5">T stat: <text:s/>S- I+ </text:span><text:span text:style-name="T7">no sig</text:span></text:p>
        </text:list-item>
        <text:list-item>
          <text:p text:style-name="P54"><text:span text:style-name="T6">S1-S2: </text:span><text:span text:style-name="T4">T stat: S+ I- <text:s/></text:span><text:span text:style-name="T7">sig in inferior frontal gyrus, planum temporale, </text:span><text:span text:style-name="T8">small hippocampal cluster</text:span></text:p>
          <text:p text:style-name="P55"/>
        </text:list-item>
        <text:list-item>
          <text:p text:style-name="P27"><text:span text:style-name="T6">S1-S2: </text:span>T stat: S<text:span text:style-name="T3">- A+ <text:s/>maybe striatum? And motor</text:span></text:p>
        </text:list-item>
        <text:list-item>
          <text:p text:style-name="P30"><text:span text:style-name="T6">S1-S2: </text:span>T stat: S+ A- <text:span text:style-name="T17">basal ganglia cluster (mostly R but some L), IFG, PFC</text:span></text:p>
          <text:p text:style-name="P31"/>
        </text:list-item>
        <text:list-item>
          <text:p text:style-name="P30"><text:span text:style-name="T6">S1-S2: </text:span>T stat: S- W+ <text:span text:style-name="T17">- no sig</text:span></text:p>
        </text:list-item>
        <text:list-item>
          <text:p text:style-name="P56"><text:span text:style-name="T6">S1-S2: </text:span><text:span text:style-name="T4">T stat: S+ W- <text:s/></text:span><text:span text:style-name="T8">PFC, thalamus, </text:span><text:span text:style-name="T9">anterior cingulate</text:span></text:p>
          <text:p text:style-name="P42"/>
        </text:list-item>
        <text:list-item>
          <text:p text:style-name="P34"><text:span text:style-name="T6">S1-S2: </text:span>T stat: A+ W- <text:span text:style-name="T18">basal ganglia, PFC, motor</text:span></text:p>
        </text:list-item>
        <text:list-item>
          <text:p text:style-name="P34"><text:soft-page-break/><text:span text:style-name="T6">S1-S2: </text:span><text:span text:style-name="T4">T stat: A- W+ </text:span><text:span text:style-name="T9">maybe hippocampal?</text:span></text:p>
          <text:p text:style-name="P38"/>
        </text:list-item>
        <text:list-item>
          <text:p text:style-name="P34"><text:span text:style-name="T6">S1-S2: </text:span>T stat: I+ A- <text:span text:style-name="T18">no sig</text:span></text:p>
        </text:list-item>
        <text:list-item>
          <text:p text:style-name="P34"><text:span text:style-name="T6">S1-S2: </text:span>T stat: I- A+ <text:span text:style-name="T18">motor (R&amp;L), hippocampus, caudate (motor imagery areas 22,-27,17 - neurosynth)</text:span></text:p>
          <text:p text:style-name="P35"/>
        </text:list-item>
        <text:list-item>
          <text:p text:style-name="P34"><text:span text:style-name="T6">S1-S2: </text:span>T stat I+ W- <text:span text:style-name="T19">anterior cingulate, basal ganglia</text:span></text:p>
        </text:list-item>
        <text:list-item>
          <text:p text:style-name="P34"><text:span text:style-name="T6">S1-S2: </text:span>T stat I- W+ <text:span text:style-name="T19">hippocampus</text:span></text:p>
        </text:list-item>
      </text:list>
      <text:p text:style-name="P39"/>
      <text:p text:style-name="P12"><text:span text:style-name="T4">First of all, there</text:span><text:span text:style-name="T9"> are no auditory cortex differences between S1 and S2!</text:span></text:p>
      <text:p text:style-name="P43"/>
      <text:p text:style-name="P11"><text:span text:style-name="T4">The spoken &gt; music </text:span><text:span text:style-name="T12">(A I S)</text:span><text:span text:style-name="T4"> holds up for the most part – but there are interesting things going on in motor areas and basal ganglia with the a capella stimulus</text:span></text:p>
      <text:p text:style-name="P44"/>
      <text:p text:style-name="P11"><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by the auditory cortices)</text:span></text:p>
      <text:p text:style-name="P45"/>
      <text:p text:style-name="P11"><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3764840804" text:style-name="L14">
        <text:list-item>
          <text:p text:style-name="P46">Potentially some of the effects are being overpowered by other areas so maybe a motor ROI will help. Is there an interaction between lyrics and ‘instruments’/background music?</text:p>
        </text:list-item>
        <text:list-item>
          <text:p text:style-name="P46">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p>
        </text:list-item>
      </text:list>
      <text:p text:style-name="P47"/>
      <text:p text:style-name="P13"><text:span text:style-name="T14">ISC </text:span><text:span text:style-name="T4">Summary:<text:line-break/></text:span><text:span text:style-name="T16">across all sessions</text:span></text:p>
      <text:list xml:id="list3029998351" text:style-name="L15">
        <text:list-item>
          <text:p text:style-name="P57"><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49">Frontal cortex: S&gt;A=W=I</text:p>
        </text:list-item>
        <text:list-item>
          <text:p text:style-name="P57"><text:span text:style-name="T13">M</text:span><text:span text:style-name="T4">otor cortex: </text:span><text:span text:style-name="T14">S&gt;A=W=I</text:span></text:p>
        </text:list-item>
      </text:list>
      <text:p text:style-name="P50"/>
      <text:p text:style-name="P15">S1-S2:</text:p>
      <text:list xml:id="list94928746560787" text:continue-numbering="true" text:style-name="L15">
        <text:list-item>
          <text:p text:style-name="P58"><text:span text:style-name="T4">Auditory cortex: </text:span><text:span text:style-name="T13"><text:s/>S</text:span><text:span text:style-name="T14">=A=W=I (no differences)</text:span></text:p>
        </text:list-item>
        <text:list-item>
          <text:p text:style-name="P58"><text:span text:style-name="T13">Frontal cortex: S&gt;A</text:span><text:span text:style-name="T14">&gt;W=I</text:span></text:p>
        </text:list-item>
        <text:list-item>
          <text:p text:style-name="P58"><text:span text:style-name="T13">M</text:span><text:span text:style-name="T4">otor cortex: </text:span><text:span text:style-name="T14">A&gt;S=W=I</text:span></text:p>
        </text:list-item>
        <text:list-item>
          <text:p text:style-name="P59"><text:span text:style-name="T4">Basal Ganglia: </text:span><text:span text:style-name="T15">I</text:span><text:span text:style-name="T4">&gt;W, </text:span><text:span text:style-name="T15">S&gt;A, A&gt;W – but no consistent pattern here</text:span></text:p>
        </text:list-item>
      </text:list>
      <text:p text:style-name="P51"/>
      <text:p text:style-name="P51"/>
      <text:p text:style-name="P16"><text:span text:style-name="T15">T</text:span><text:span text:style-name="T4">here are obviously different patterns of synchrony happening based on the brain area</text:span></text:p>
      <text:p text:style-name="P52"/>
      <text:p text:style-name="P14"><text:span text:style-name="T16">Hypothesis 3:</text:span><text:span text:style-name="T4"> In Frontal and auditory cortices, we expect more ISC in spoken &gt; musical stimuli. </text:span></text:p>
      <text:p text:style-name="P52">In motor cortex and basal ganglia there may be a more complicated interaction between the presence of musical information and wo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09-26T09:49:26.886000000</dc:date>
    <meta:editing-duration>PT58M53S</meta:editing-duration>
    <meta:editing-cycles>9</meta:editing-cycles>
    <meta:generator>LibreOffice/5.3.7.2$Windows_X86_64 LibreOffice_project/6b8ed514a9f8b44d37a1b96673cbbdd077e24059</meta:generator>
    <meta:document-statistic meta:table-count="0" meta:image-count="0" meta:object-count="0" meta:page-count="4" meta:paragraph-count="93" meta:word-count="1197" meta:character-count="6545" meta:non-whitespace-character-count="5452"/>
  </office:meta>
</office:document-meta>
</file>